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25-09-09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25-05-28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4384" calcext:value-type="float">
            <text:p>76.2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25-02-2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24-12-02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24-08-0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24-05-30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24-03-1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23-11-3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23-07-28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6536" calcext:value-type="float">
            <text:p>75.9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23-03-03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22-10-1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22-07-0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0232" calcext:value-type="float">
            <text:p>75.7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22-04-22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8416" calcext:value-type="float">
            <text:p>75.7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22-01-31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4032" calcext:value-type="float">
            <text:p>75.6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21-10-18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9168" calcext:value-type="float">
            <text:p>75.6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21-06-28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9544" calcext:value-type="float">
            <text:p>75.5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21-04-05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0296" calcext:value-type="float">
            <text:p>75.5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21-02-08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20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20-06-23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20-04-06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9712" calcext:value-type="float">
            <text:p>75.4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20-01-0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5328" calcext:value-type="float">
            <text:p>75.3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9-10-2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3136" calcext:value-type="float">
            <text:p>75.3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9-06-25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8168" calcext:value-type="float">
            <text:p>75.2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9-04-1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3784" calcext:value-type="float">
            <text:p>75.2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9-02-0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5872" calcext:value-type="float">
            <text:p>75.1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8-10-23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4056" calcext:value-type="float">
            <text:p>75.1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8-06-20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0528" calcext:value-type="float">
            <text:p>75.0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8-04-16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8-01-09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7-10-1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176" calcext:value-type="float">
            <text:p>75.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7-06-26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6416" calcext:value-type="float">
            <text:p>74.9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7-04-24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8128" calcext:value-type="float">
            <text:p>74.9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7-01-17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6-11-29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6-10-18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5936" calcext:value-type="float">
            <text:p>74.9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6-06-27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7272" calcext:value-type="float">
            <text:p>74.9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6-04-1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8128" calcext:value-type="float">
            <text:p>74.9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6-01-1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5-10-0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3744" calcext:value-type="float">
            <text:p>74.9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5-07-0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6208" calcext:value-type="float">
            <text:p>74.8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5-04-1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6584" calcext:value-type="float">
            <text:p>74.7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5-01-13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5144" calcext:value-type="float">
            <text:p>74.6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4-10-06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2952" calcext:value-type="float">
            <text:p>74.6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4-06-30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8464" calcext:value-type="float">
            <text:p>74.5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4-04-07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2848" calcext:value-type="float">
            <text:p>74.6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4-02-19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0072" calcext:value-type="float">
            <text:p>74.4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3-12-12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7984" calcext:value-type="float">
            <text:p>74.5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3-09-0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692" calcext:value-type="float">
            <text:p>74.4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3-06-12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9968" calcext:value-type="float">
            <text:p>74.4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3-03-20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4248" calcext:value-type="float">
            <text:p>74.3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3-01-16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2-09-2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7568" calcext:value-type="float">
            <text:p>74.2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2-06-20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2224" calcext:value-type="float">
            <text:p>74.1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2-04-1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4792" calcext:value-type="float">
            <text:p>74.1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2-01-0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6504" calcext:value-type="float">
            <text:p>74.1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1-09-27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8592" calcext:value-type="float">
            <text:p>74.0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1-06-27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8488" calcext:value-type="float">
            <text:p>74.0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1-03-0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116" calcext:value-type="float">
            <text:p>74.0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8384" calcext:value-type="float">
            <text:p>73.9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10-05-20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732" calcext:value-type="float">
            <text:p>73.8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9-12-03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8552" calcext:value-type="float">
            <text:p>73.7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9-06-1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4544" calcext:value-type="float">
            <text:p>73.6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8-05-1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0328" calcext:value-type="float">
            <text:p>73.4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8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7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064" calcext:value-type="float">
            <text:p>73.2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0872" calcext:value-type="float">
            <text:p>73.2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7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7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4672" calcext:value-type="float">
            <text:p>73.1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628" calcext:value-type="float">
            <text:p>73.1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0184" calcext:value-type="float">
            <text:p>73.1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6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6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6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5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2336" calcext:value-type="float">
            <text:p>72.7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4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4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3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3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2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2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2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1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5512" calcext:value-type="float">
            <text:p>72.2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1024" calcext:value-type="float">
            <text:p>72.2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9208" calcext:value-type="float">
            <text:p>72.1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0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8144" calcext:value-type="float">
            <text:p>72.0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8624" calcext:value-type="float">
            <text:p>72.0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9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5952" calcext:value-type="float">
            <text:p>72.0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9376" calcext:value-type="float">
            <text:p>71.9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9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6704" calcext:value-type="float">
            <text:p>71.9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9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3176" calcext:value-type="float">
            <text:p>71.8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2696" calcext:value-type="float">
            <text:p>71.8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9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0504" calcext:value-type="float">
            <text:p>71.8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3072" calcext:value-type="float">
            <text:p>71.8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8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6016" calcext:value-type="float">
            <text:p>71.7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8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8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336" calcext:value-type="float">
            <text:p>71.6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7144" calcext:value-type="float">
            <text:p>71.6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3512" calcext:value-type="float">
            <text:p>71.5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4264" calcext:value-type="float">
            <text:p>71.4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7792" calcext:value-type="float">
            <text:p>71.4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7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3408" calcext:value-type="float">
            <text:p>71.4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2072" calcext:value-type="float">
            <text:p>71.4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7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988" calcext:value-type="float">
            <text:p>71.4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1112" calcext:value-type="float">
            <text:p>71.3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2448" calcext:value-type="float">
            <text:p>71.4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8064" calcext:value-type="float">
            <text:p>71.3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6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0152" calcext:value-type="float">
            <text:p>71.3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6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4912" calcext:value-type="float">
            <text:p>71.3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5288" calcext:value-type="float">
            <text:p>71.2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6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6896" calcext:value-type="float">
            <text:p>71.1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5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5184" calcext:value-type="float">
            <text:p>71.1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7752" calcext:value-type="float">
            <text:p>71.1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5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7272" calcext:value-type="float">
            <text:p>71.1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3368" calcext:value-type="float">
            <text:p>71.1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5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6792" calcext:value-type="float">
            <text:p>71.1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2110145701</text:p>
          </table:table-cell>
          <table:table-cell office:value-type="string" calcext:value-type="string">
            <text:p>D-21-21 19CDD1 [MW-3]</text:p>
          </table:table-cell>
          <table:table-cell office:value-type="string" calcext:value-type="string">
            <text:p>199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6792" calcext:value-type="float">
            <text:p>71.1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96" meta:object-count="0"/>
    <meta:user-defined meta:name="AppVersion">3.0</meta:user-defined>
  </office:meta>
</office:document-meta>
</file>